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AssertionTests.hamcrestMatcherWithParameterizedJson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PathAssertionTests.hamcrest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PathAssertionTests.doesNotEx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PathAssertionTests.equal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PathAssertion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sicController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PathAssertionTests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